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448" officeooo:paragraph-rsid="0016b44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6b448" officeooo:paragraph-rsid="0016b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adêmico: PAULO ROBERTO NOGUEIRA</text:p>
      <text:p text:style-name="P1"/>
      <text:p text:style-name="P2"><text:tab/>Entendo a filosifia, em outras oportunidades que tive e nessa agora de conhecer suas definicoes e conceitos, como a busca da compreencao de questoes fundamentais sobre a existencia, a etica e outros aspectos da realidade que nos cerca. </text:p>
      <text:p text:style-name="P2"><text:tab/>Ha uma analise critica e reflexiva das ideias quando pensamoos em filosfia, bem como os conceitos e crencas que moldam nossa compreencao do mundo, logo, percebo que importancia dessa disciplina na educacao e, digamos, multifacetada, uma vez que estimula o pensamento critico e analitico dos alunos, incenivando os mesmos a questionar, argumentar e refletir sobre <text:s/>diversos assuntos, nao dando caracteristicas de robos, por assim dizer, aos alunos dentro de uma sala de aula, onde o professor fala, o aluno anota, e fica por isso mesmo.</text:p>
      <text:p text:style-name="P2"><text:tab/>Filosofia molda o pesanento para tomar decisoes fundamentadas e ainda lidar com situacoes complexas na sua vida academica e fora dela. Outro ponto importante que a filosofia tras para a educacao é a busca pela verdade e o entendimento correto ao invés de simplpesmente aceitar o que lhes são fornecido como informacao. Ainda temos a questao da ética e a moral onde a filosofia vai ajudar a desenvolver o senso de responsabilidade, empatia e consciencia sobre suas acoes e suas</text:p>
      <text:p text:style-name="P2">consequênci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10T14:30:05.810020606</meta:creation-date>
    <dc:date>2023-08-10T14:32:00.389146381</dc:date>
    <meta:editing-duration>PT2M</meta:editing-duration>
    <meta:editing-cycles>1</meta:editing-cycles>
    <meta:document-statistic meta:table-count="0" meta:image-count="0" meta:object-count="0" meta:page-count="1" meta:paragraph-count="5" meta:word-count="208" meta:character-count="1297" meta:non-whitespace-character-count="1089"/>
    <meta:generator>LibreOffice/7.2.4.1$Linux_X86_64 LibreOffice_project/27d75539669ac387bb498e35313b970b7fe9c4f9</meta:generator>
  </office:meta>
</office:document-meta>
</file>